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 style:data-style-name="N50"/>
    <style:style style:name="ce9" style:family="table-cell" style:parent-style-name="Default" style:data-style-name="N50">
      <style:table-cell-properties fo:background-color="#81d41a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4480.875875" calcext:value-type="float">
            <text:p>4480.875875</text:p>
          </table:table-cell>
          <table:table-cell table:style-name="Default" table:formula="of:=[.H2]/24/365" office:value-type="float" office:value="0.511515510844749" calcext:value-type="float">
            <text:p>0.511515510844749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0:36:30.288102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12T10:37:04.809453436</dc:date>
    <meta:editing-duration>P5DT3H12M50S</meta:editing-duration>
    <meta:editing-cycles>150</meta:editing-cycles>
    <meta:document-statistic meta:table-count="1" meta:cell-count="1285" meta:object-count="0"/>
  </office:meta>
</office:document-meta>
</file>